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138.44pt"/>
    </style:style>
    <style:style style:name="co8" style:family="table-column">
      <style:table-column-properties fo:break-before="auto" style:column-width="208.29pt"/>
    </style:style>
    <style:style style:name="co9" style:family="table-column">
      <style:table-column-properties fo:break-before="auto" style:column-width="94.71pt"/>
    </style:style>
    <style:style style:name="co10" style:family="table-column">
      <style:table-column-properties fo:break-before="auto" style:column-width="398.69pt"/>
    </style:style>
    <style:style style:name="co11" style:family="table-column">
      <style:table-column-properties fo:break-before="auto" style:column-width="375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52.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118.49pt"/>
    </style:style>
    <style:style style:name="co19" style:family="table-column">
      <style:table-column-properties fo:break-before="auto" style:column-width="69.76pt"/>
    </style:style>
    <style:style style:name="co20" style:family="table-column">
      <style:table-column-properties fo:break-before="auto" style:column-width="140.26pt"/>
    </style:style>
    <style:style style:name="co21" style:family="table-column">
      <style:table-column-properties fo:break-before="auto" style:column-width="97.51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78.75pt"/>
    </style:style>
    <style:style style:name="co24" style:family="table-column">
      <style:table-column-properties fo:break-before="auto" style:column-width="138.76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83.99pt"/>
    </style:style>
    <style:style style:name="co27" style:family="table-column">
      <style:table-column-properties fo:break-before="auto" style:column-width="167.24pt"/>
    </style:style>
    <style:style style:name="co28" style:family="table-column">
      <style:table-column-properties fo:break-before="auto" style:column-width="119.25pt"/>
    </style:style>
    <style:style style:name="co29" style:family="table-column">
      <style:table-column-properties fo:break-before="auto" style:column-width="91.5pt"/>
    </style:style>
    <style:style style:name="co30" style:family="table-column">
      <style:table-column-properties fo:break-before="auto" style:column-width="104.26pt"/>
    </style:style>
    <style:style style:name="co31" style:family="table-column">
      <style:table-column-properties fo:break-before="auto" style:column-width="96.01pt"/>
    </style:style>
    <style:style style:name="co32" style:family="table-column">
      <style:table-column-properties fo:break-before="auto" style:column-width="77.24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583.09pt"/>
    </style:style>
    <style:style style:name="co35" style:family="table-column">
      <style:table-column-properties fo:break-before="auto" style:column-width="63.64pt"/>
    </style:style>
    <style:style style:name="co36" style:family="table-column">
      <style:table-column-properties fo:break-before="auto" style:column-width="59.36pt"/>
    </style:style>
    <style:style style:name="co37" style:family="table-column">
      <style:table-column-properties fo:break-before="auto" style:column-width="64.49pt"/>
    </style:style>
    <style:style style:name="co38" style:family="table-column">
      <style:table-column-properties fo:break-before="auto" style:column-width="76.39pt"/>
    </style:style>
    <style:style style:name="co39" style:family="table-column">
      <style:table-column-properties fo:break-before="auto" style:column-width="37.19pt"/>
    </style:style>
    <style:style style:name="co40" style:family="table-column">
      <style:table-column-properties fo:break-before="auto" style:column-width="40.14pt"/>
    </style:style>
    <style:style style:name="co41" style:family="table-column">
      <style:table-column-properties fo:break-before="auto" style:column-width="139.15pt"/>
    </style:style>
    <style:style style:name="co42" style:family="table-column">
      <style:table-column-properties fo:break-before="auto" style:column-width="149.1pt"/>
    </style:style>
    <style:style style:name="co43" style:family="table-column">
      <style:table-column-properties fo:break-before="auto" style:column-width="220.85pt"/>
    </style:style>
    <style:style style:name="co44" style:family="table-column">
      <style:table-column-properties fo:break-before="auto" style:column-width="156.39pt"/>
    </style:style>
    <style:style style:name="co45" style:family="table-column">
      <style:table-column-properties fo:break-before="auto" style:column-width="126.4pt"/>
    </style:style>
    <style:style style:name="co46" style:family="table-column">
      <style:table-column-properties fo:break-before="auto" style:column-width="137.3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María Berth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María Teres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AJUSTE’</text:p>
          </table:table-cell>
          <table:table-cell office:value-type="string" calcext:value-type="string">
            <text:p>'Aportación por ajuste especial’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3’</text:p>
          </table:table-cell>
          <table:table-cell office:value-type="string" calcext:value-type="string">
            <text:p>'APORT EFECTIVO’</text:p>
          </table:table-cell>
          <table:table-cell office:value-type="string" calcext:value-type="string">
            <text:p>'Aportación en efectivo’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4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5’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ganada por retirar antes de fin de ejercicio en cuenta de ahorro'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6’</text:p>
          </table:table-cell>
          <table:table-cell table:style-name="ce1" office:value-type="string" calcext:value-type="string">
            <text:p>'TOTAL DEPOSITOS BANC'</text:p>
          </table:table-cell>
          <table:table-cell table:style-name="ce1" office:value-type="string" calcext:value-type="string">
            <text:p>'Total depósitos bancarios'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COMISION’</text:p>
          </table:table-cell>
          <table:table-cell office:value-type="string" calcext:value-type="string">
            <text:p>'Retiro por comisión bancaria’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2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3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4’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ara inversión bancaria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5’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6’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7’</text:p>
          </table:table-cell>
          <table:table-cell table:style-name="ce1"/>
          <table:table-cell table:style-name="ce1" office:value-type="string" calcext:value-type="string">
            <text:p>'Total de retiros bancarios'</text:p>
          </table:table-cell>
          <table:table-cell/>
        </table:table-row>
        <table:table-row table:style-name="ro2">
          <table:table-cell table:number-columns-repeated="6"/>
          <table:table-cell table:style-name="ce1" table:number-columns-repeated="2"/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1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42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3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4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5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6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7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8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9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50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06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62’</text:p>
          </table:table-cell>
          <table:table-cell table:style-name="ce1" office:value-type="string" calcext:value-type="string">
            <text:p>'PRIMA DE SEGURO'</text:p>
          </table:table-cell>
          <table:table-cell office:value-type="string" calcext:value-type="string">
            <text:p>'Aportación por transferencia'</text:p>
          </table:table-cell>
          <table:table-cell table:style-name="ce3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71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72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O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O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O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 por pre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’</text:p>
          </table:table-cell>
          <table:table-cell table:style-name="ce1" office:value-type="string" calcext:value-type="string">
            <text:p>'TRASP POR SOBREGIRO'</text:p>
          </table:table-cell>
          <table:table-cell table:style-name="ce1"/>
          <table:table-cell table:style-name="ce3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10'</text:p>
          </table:table-cell>
          <table:table-cell table:style-name="ce1" office:value-type="string" calcext:value-type="string">
            <text:p>'RETIRO EFECT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240’</text:p>
          </table:table-cell>
          <table:table-cell table:style-name="ce1" office:value-type="string" calcext:value-type="string">
            <text:p>'PRIMA DE SEGUR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ESTAMO INICIAL'</text:p>
          </table:table-cell>
          <table:table-cell table:style-name="ce1" office:value-type="string" calcext:value-type="string">
            <text:p>'Préstamo inicial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ESTAMO EFECTIV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20'</text:p>
          </table:table-cell>
          <table:table-cell table:style-name="ce1" office:value-type="string" calcext:value-type="string">
            <text:p>'PRE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3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l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O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/>
          <table:table-cell table:number-columns-repeated="2"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 table:number-rows-repeated="139">
          <table:table-cell table:number-columns-repeated="9"/>
        </table:table-row>
        <table:table-row table:style-name="ro1" table:number-rows-repeated="10482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3_socio" table:style-name="ta3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La excelencia es una aspiración humana, la perfección es asunto de D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da la felicidad, pero si calma los nervios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Un buen padre lo es por su corazón y sus entrañas, no por su cerebro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felicidad se obtiene dando felic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es bueno ni malo, su valor depende de quién lo gana y quien lo gasta.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ambición sin conocimientos, es como un barco fuera del agu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dices la verdad, no tendrás que acordarte de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mordimiento es el primer paso para cambiar de conduc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cuanto uno tiene hijos, perdonamos a nuestros padr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hijos nos impiden lamentarnos del pasado, porque son nuestros mejores fru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buen hogar se construye, no se comp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son sumamente importantes, nada se hace sin que antes se imagin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ás grandes no vencen a los más pequeños, pero los mas veloces si vencen a los más lentos 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 tiene que caer en suelo fértil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ísimas personas sobreestiman lo que no son y subestiman lo que so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se tiene dinero siempre se piensa en él. Cuando se tiene dinero sólo se piensa en é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justificables si se cometen buscando la felic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porta el dolor de hoy. No lo acumules al de ayer, ni quieras cargar ya con el de maña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sfruta el presente. Aprende del pasado. Sueña con el futu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lgunos no tienen de su riqueza, más que el miedo a perder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s el día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quivocarse, es la cosa más fác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iedo, es el obstácul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bandonarse, es el error mayo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goísmo, es la raíz de todos los mal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, es la distracción más bella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, son los mejores profesore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unicarse, es la primera neces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útil a los demás, es lo que más hace feli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uerte, es el misteri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l humor, es el peor defect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entirosa, es la persona más peligro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ncor, es el sentimiento más ruín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perdón, es el regalo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gar, es lo más imprescindibl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correcto, es la ruta más ráp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az interior, es la sensación más gra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onrisa, es el resguardo más eficaz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optimismo, es el mejor remedi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eber cumplido, es la mayor satisfac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é, es la fuerza más potente del mun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adres, son las personas más necesar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, es la cosa más bella de tod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viento favorable para el que no sabe a donde 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ser diferentes. Si somos iguales, para que habrìan de necesitarn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supiéramos comprender, no haría falta perdo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se complace en enumerar sus pesares, pero no enumera sus alegrí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ser original es difícil de encontrar pero fácil de recono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bueno de los ególatras, es que no hablan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gue un empleo que te guste y no tendrás que trabajar ni un día de tu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verdad a medias es una mentira comple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ejor regalo que podemos darle a otra persona, es nuestra atención ínteg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te presente una ventana de oportunidad, no bajes las cortin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cosa es aprender del pasado, y otra, revolc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ferencia entre una mano que ayuda y una mano que pide, es un movimiento de muñec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gran hombre es el que no pierde su corazón de ni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ensar a solas es pensar a medi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algo así, como armar un edificio de juguete sin instructiv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puede sobrellevar lo malo, no vive para ver lo buen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able es más importante que ser sabio, y entender que esto es el principio de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ás grande que un hombre puede hacer por sus hijos, es amar a la madre de sus hij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no tienes sentido del humor, estás a merced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legancia de la honestidad no necesita ador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empre me he inclinado a pensar bien de todo el mundo; evita muchos problem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son la pluma del corazón; la música, la pluma del alm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secretos de una vida feliz está en darse constantemente pequeños gus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onestidad, por más que se practique, no se ga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estra alma está escrita en nuestros oj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que el sueño, la riqueza y la salud se disfruten de verdad, es necesario interrumpi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uele ser más fácil recuperarse de un fracaso, que formarse a partir del éxi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xtraño sería el mundo si todos tuviéramos el mismo sentido del hum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buenos modales, son algo así como las leyes de tránsito de la soci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poder en la Tierra capaz de neutralizar la influencia de una vida noble, sencilla y úti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biguo y dejar todo para después, son los recursos de los débiles de espíritu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aravilloso de aprender algo es que nadie puede arrebatárnos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es demasiado cuidadoso, estará tan ocupado en serlo, que seguramente tropezará con alg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verdadero poder consiste en saber que sí se puede, pero no se quier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yor peso para un ser humano que un gran potenci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acto de justicia permite cerrar el capítulo; un acto de venganza escribe un capítulo nuev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cínico es, en el fondo un sentiment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de genio no se equivoca. Sus errores son los umbrales del descubr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al vez los libros sean la única magia verdade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es oro cuando no se nos ocurre una buena respue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construye puentes, puede cruzarlos una y otra ve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NO PODEMOS TENERLO TODO! ¿Dónde lo guardaríamos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y los amigos son el mejor remedio para un corazón her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uerte se da en el ambito de la efici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madruga... encuentra todo cerr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tras de todo hombre que triunfa... hay una mujer sorprend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illonario pasa a mejor vida… sus herederos tambié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 en equipo es esencial... te permite echarle la culp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rie al ultimo... no entendio el ch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ballo regalado... lo mas probable, que sea rob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s ciego... solo el matrimonio le devuelve la vi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reconocer nuestros errores, pero es mejor pedir perdón y perdon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no sabe historia, no sabe nada: es como ser una hoja y no saber que forma parte del arbo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hombre es hacer las cosas; no buscar pretextos para no hacer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cuenta de su pasado, le va dando forma a su futu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 Fe, si uno duda de nuestra mente, a veces DIOS le habla al o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riar niños es en parte una labor gozosa y en parte una guerra de guerr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comunicacion se da, cuando las partes no tienen mie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oportunidad se deja alcanzar solo por quienes la persigu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mas gusta de las ciudades, es lo que hay fuera de e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inevitables. Lo que cuenta es como responder a ell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unica manera de presentar siempre una imagen positiva es siendo honesto todo el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grandes sucesos, dependen de incidentes pequeñ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descubre solo, fascina mas que lo que se descubre a traves de otr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risa y el llanto son expresiones que cansan. Yo prefiero reir, porque despues hay menos que limpi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abio hace al principio, lo que el tonto hace al fin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taja de decir la verdad consiste en que es mucho mas probable sonar convinc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lo mismo ser héroe, que ser triunfad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dales con los demas, no son más que el trato formal que nos damos a nosotros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divertido vivir como un avaro, pero tenerlo como antepasado, es magnif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lo el corazón puede cambiar al corazón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dero mi cuerpo como un instrumento y no como un orna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etir es doloroso, pero da buenos resulta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ra nos empequeñece, mientras que el perdon nos obliga a cre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echa a perder a los hijos no es darles más, sino darles más, para evitar berrinch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TRISTEZA, ¡ALEGRATE! LA VIDA ES GOZ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NEMIGOS, ¡RECONCILIATE! LA VIDA ES PAZ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AMIGOS, ¡BUSCALOS! LA VIDA ES ENCUENT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SOBERBIA, ¡SEPULTALA! LA VIDA ES HUMIL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DEUDAS, ¡PAGALAS! LA VIDA ES JUSTI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PECADOS, ¡ARREPIENTETE! LA VIDA ES GRA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RRORES, ¡CORRIGELOS! LA VIDA ES VER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ODIO, ¡ALVIDALO! LA VIDA ES AM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Es mas facil desintegrar un atomo que un prejui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elicidad es una recompensa no un log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incipal función del tiempo es consumirse: arde sin dejar ceniz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as personas ven lo que aparentas ser pero pocas advierten lo que realmente e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sa, pero no un hog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reloj, pero no el tiemp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ma, pero no el sue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libro, pero no el conocimien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pagar un medico, pero no la sal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posición, pero no el respe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sangre, pero no la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Ojalá que a todos nos antecediera una historia de amor!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dos clases de hombres; quienes hacen la historia y quienes la padec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ducación es la vacuna contra la viol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oportuno es la más convincente de las expresion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ener aspiraciones elevadas, expectativas moderadas y necesidades pequeñ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umildad se alcanza cuando se acepta que los obstáculos que se tienen enfrente no van a desaparece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sciplina sin libertad es tiranía, la libertad sin disciplina es ca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a pista de baile, como en la vida, uno es tan bueno como su parej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rar acciones es lo mismo que ir al casino, pero sin el servicio de 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pueden ser realidades. Son lo que nos guían por la vida hacía una gran felic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uelen ser el puente que media entre la inexperiencia y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nca creas que lo evidente, es la ver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recordar que a veces el agradecimiento es una virt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ilusión fracasada es una experiencia dolorosa; pero una vida sin ilusiones es una vida doloro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cir lo que pensamos ofrece un tema de conversación más amplio que recitar lo que sabe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ayoría prefiere pagar por entretenerse que por instruirs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n música, la vida es un viaje por el desier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que presume, al primero que quiere convencer de su valor, es a si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adultos, son niños obsoleto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mprar barato, la gente esta dispuesta a pagar cualquier pre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crea héroes y destruye celebridad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ganza es tan eficaz para deshacer una ofensa, cómo el agua del mar para apagar la se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un segundo, el sol libera más energia que la que ha consumido la humanidad en toda su existenc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carnívoros tienen los ojos al frente los herbivoros tienen los ojos en los costados de la cab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relampagos matan a más gente que las erupciones de los volcanes y los terremo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tela de la araña es el material más resistente creado por la naturalez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os personas se aman con tanta vehemencia, son capaces de destruirse a si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dejar a tus hijos cuando ya saben volar, al fin y al cabo ellos se iran. Es la ley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tre cada frase de una oración, hay una vida de por med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eor del complejo de inferioridad es que lo tienen las persona equivocad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una buena vejez no es otra cosa que un pacto honrado con la sol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menudo el comerse las palabras se convierte en una dieta equilibr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graves riesgos de la vida es nunca atreverse a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Es mejor dar que recibir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Mi esposa tiene un gran físic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Yo empece comiéndome las uña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NO, a la donación de organo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La vida esta en constante movimient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los INFANTES disfrutan de su INFANCIA ¿Los ADULTOS disfrutan de su ADULTERIO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AMOR por el prójimo sea nuestra meta absolu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todo lo que soñamos se transforme en real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ste nuestro pequeño MUNDO virtual sea cada vez mas huma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PERDON y la comprensión superen las amarguras y las desavenenci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 VERDAD siempre esté por encima to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aquel que necesite ayuda encuentre en nosotros la reconfortante palabra del amig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cosas pequeñas como la envidia o el desamor sean sacadas de nuestra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DIOS esté siempre con su mano extendida apuntando el camino correc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os CORAZONES estén siempre abiertos para nuevas amistades, nuevos amores y nuevas conquist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CARIÑO esté presente en un simple hola o en cualquier otra frase, o digitada rápid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alegrías estén siempre presentes y sean festejadas por tod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lágrimas sean pocas, y compart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VERDADERAS AMISTADES continúen eternas y tengan siempre un lugar especial en nuestros co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ría todo lo que sé, por la mitad de lo que ignoro. Descart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o vive cómo piensa, acaba pensando como vive. Gabriel Marcel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la vida te presente razones para llorar, demuéstrale que tienes mil y una razones para reí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erdad cae por su propio pes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más seguro, es el que acaban de asal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ingenio puede superar al conocimient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hace nada No comet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arroja un rayo cósmico que cambia las vías de nuestras v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speranza se aferra a cualquier objeto que flo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nadie más pobre que aquel que no reconoce las riquezas en su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mueve el cielo entero en aquello que nosotros somos incapaces de hac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no mueve una paja en aquello que nosotros podemos resolv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que vibra, sabe lo que hay que hacer y lo hace, sin esperar a que le diga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justa sabe que todos somos humanos y que nos podemos equivoc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rrar es humano. Colocar la culpa en otro es estratég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reas tu propio universo durante el cami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 tu primer paso con FE, no es necesario que veas la escalera comple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lo que somos es el resultado de nuestros pensamient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abrÍa decir que es este poder, todo lo que sé es que este poder ex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maginación lo es todo, es una visiÓn anticipada de las atracciones de vida que vendrá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lquier cosa que la mente del hombre pueda concebir, tambien la puede alca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unca vayas a ver un médico que tenga plantas secas en su consultor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Dicen que el futuro está en tus sueños. Así que, vete a dorm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e muestra el camino señalando con un dedo, asi que, camina siempre adelante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 adivinan qué personas los aman es un don natural que con el tiempo se pierd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é valiente, esfuérzate, da lo mejor de ti mismo y aparecerá en el LIBRO de t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o compararme con lo mejor que hacen los demás, sino con lo mejor que hago yo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e hacer que alguien me ame, sino convertirme en alguien que debe am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le da comida a todas las aves, pero no se la pone en los ni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esta vida todos hemos sido ganadores, contra millones de competi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s se quejan de no tener lo que se merecen pero nadie se queja de tener lo que no se merece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as las cosas ya fueron dichas pero como nadie escucha es preciso repetirl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abías que la Luna llena se presenta c/ 29 días, 12 horas, 44 minutos y 2.8 seg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a amable con el medio ambiente, no imprima los correos, a menos que sea completamente necesari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Todos estamos de visita en este mundo. Hemos venido a observar, aprender, crecer, amar y volver a ca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, cuando está más adornada es cuando no lo está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undo no te debe nada, estaba antes que tú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ájaros también tienen la capacidad de construir, pero dejan el paisaje como estab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 no es un atributo de las cosas en sí. <text:s/>Solo existe en la mente que las contemp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que sueñan de día tienen más conocimiento de las cosas, que los que sueñan de noch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de las grandes enfermedades, es no ser nadie para nadi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arriesgarte; cuando un barco avanza puede balancearse y cambiar de rumb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xperiencia es un peine que te llega cuando te quedas calv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es cómo la vida, sólo la merece quien sabe conquistarla todos los dí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difícil no es llegar a la cima, sino, jamas dejar de sub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puedas trotar, camina. Cuando no puedas caminar, usa el bastón, pero nunca te deteng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fuerte, sin ser ru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mable, sin ser déb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a ser gentil, sin ser suav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con orgullo, sin arrog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humilde, sin ser tími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valioso, sin ser agresiv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gradecido, sin ser serv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meditar, sin ser floj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ndeza para entend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capacidad para reten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método y facultad para aprend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sutileza para interpret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cia y abundancia para habl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acierto al empez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dirección al progresar y perfección al aca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uertas están siempre abiertas sólo para aquellos que creen en si mismos y el Poder de su Volun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acarices un perro, alimentes un pájaro y oigas el canto de un jilquero, sentirás bien por na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alguno de tus afectos muere, es bueno llorar sin lamentarte, y sufrir sin sentirte culpabl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sona más rica no es la que tiene más sino la que necesita me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vive para servir, no sirve para viv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ctuar sin pensar es como disparar sin apun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hay un diálogo verdadero, ambos lados están dispuestos a cambi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las hierbas ni hombres malos; sólo hay malos cultiva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bosque sería muy triste si solo cantasen los pájaros que mejor lo hace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os políticos y a los pañales hay que cambiarlos seguido… y por las mismas 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rto que sea el camino… quien pisa fuerte deja huell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A fin de que seas mejor, purifícate todos los d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as flores les pedimos que tengan perfume, a los hombres educa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nadie le duele la cabeza cuando consuel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no es justa, pero aún así es bue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engas duda, sólo toma el siguiente paso pequeñ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demasiado corta para perder el tiempo odiando a algui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trabajo no te cuidará cuando estés enfermo. Tus amigos y familia sí. Mantente en contac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iquida tus tarjetas de crédito cada me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ienes que ganar cada discusión. Debes estar de acuerdo en no estar de acuer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lora con alguien. Alivia más que llorar so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ta bien si te enojas con Dios. Él lo puede soport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horra para el retiro comenzando con tu primer cheque de nómi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alcanzar algo que nunca has tenido, tendras que hacer algo que nunca hicis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tas puertas dejamos de abrir por el miedo de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igo necesita ser honrado cuando esta, valorado cuando no esta y asistido cuando lo necesi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la conciencia limpia… Es signo de mala memor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no hace la felicidad… la compra ya hech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terno dura tres meses… o cua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gente tan pobre que solamente tiene dine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sabio siempre piensa lo que dice y nunca dice lo que pien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un mundo mejor… pero es carísim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buscas una mano dispuesta a ayudarte la encontrarás al final de tu braz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teligencia me persigue, pero yo soy más ráp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 tomes la vida en serio, al fin y al cabo, no saldrás vivo de el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triste no es ir al cementerio, sino qued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ace pobre y feo, tiene grandes posibilidades de que se le desarrollen ambas condicion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uye de las tentaciones, despacio, para que puedan alcanzar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dejes que te afecten las palabras necias ni los prejuicios. No te compares con los demá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r no es solamente querer, es, sobretodo, comprender. Françoise Saga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grandeza donde falta la sencillez la bondad y la verdad León Tolstoi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vivir ligero porque el tiempo de morir está fijado. Ernest Hemingway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buscar caminos que no hayan sido transitados antes. Eduardo Chill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édico se equivoca, la solución es echarle tierra al asu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úsica japonesa es… una tortura chin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co siempre dice la última palabra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os aviones se pasa el tiempo voland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squitos mueren entre aplauso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vende la farmacia cuando ya no hay más remed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quieren abrirle los ojos al mun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rreglar los problémas económicos es fácil, lo único que se necesita es diner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ntes de poner en duda el buen juicio de tu mujer, fíjate con quien se ha casado el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o te compares con los demás porque siempre habrá alguien mas grande o más pequeño que tú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Ríe con fuerza, ama con sinceridad y perdona rápidamente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muy corta para hacer dramas por cosas sin import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que no van seguidas de hechos, no valen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fección es una pulida colección d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ventajas del nudismo saltan a la vis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ólo quien ha comido ajo puede darnos una palabra de alie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orir es como dormir pero sin levantarse a ori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actividad sexual es peligrosa, produce cuern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n día la fidelidad sólo se ve en los equipos de soni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les apena ir al hipódromo y ver que hasta los caballos logran terminar su carre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negocio más expuesto a la quiebra es la cristalerí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como las libretas de ahorro: De tanto meter y sacar se pierde el interé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abético no puede ir de Luna de Miel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odo sube, lo único que baja es la ropa interi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rabajar ocho horas y dormir ocho, pero no las mism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no miran, sospecha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Cuál es el animal que después de muerto dá muchas vueltas? El pollo rostizado'</text:p>
          </table:table-cell>
          <table:table-cell table:number-columns-repeated="5"/>
        </table:table-row>
        <table:table-row table:style-name="ro1" table:number-rows-repeated="10481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JEMPLOS" table:style-name="ta6"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2" calcext:value-type="float">
            <text:p>992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-121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3:35:06.145185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1-02T15:59:59.024459984</dc:date>
    <meta:generator>LibreOffice/5.1.6.2.0$Linux_X86_64 LibreOffice_project/10$Build-2</meta:generator>
    <meta:editing-duration>PT7H28M18S</meta:editing-duration>
    <meta:editing-cycles>53</meta:editing-cycles>
    <meta:document-statistic meta:table-count="6" meta:cell-count="23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